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3.683cm"/>
    </style:style>
    <style:style style:name="co66" style:family="table-column">
      <style:table-column-properties fo:break-before="auto" style:column-width="1.556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1.695cm"/>
    </style:style>
    <style:style style:name="co69" style:family="table-column">
      <style:table-column-properties fo:break-before="auto" style:column-width="3.42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0"/>
    <style:style style:name="ce11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9" style:family="table-cell" style:parent-style-name="Default">
      <style:map style:condition="cell-content()&lt;1" style:apply-style-name="Red" style:base-cell-address="Armors.C3"/>
    </style:style>
    <style:style style:name="ce2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99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1">
      <style:table-cell-properties fo:background-color="#99cc99"/>
    </style:style>
    <style:style style:name="ce28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2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/>
        </table:table-row>
        <table:table-row table:style-name="ro2">
          <table:table-cell/>
          <table:table-cell office:value-type="string">
            <text:p>TU Cost</text:p>
          </table:table-cell>
          <table:table-cell/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2" office:value-type="string">
            <text:p>High</text:p>
          </table:table-cell>
          <table:table-cell/>
        </table:table-row>
        <table:table-row table:style-name="ro2">
          <table:table-cell/>
          <table:table-cell office:value-type="string">
            <text:p>Power</text:p>
          </table:table-cell>
          <table:table-cell/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table:number-columns-repeated="3" table:style-name="ce2" office:value-type="string">
            <text:p>High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table:style-name="ce2" office:value-type="string">
            <text:p>One</text:p>
          </table:table-cell>
          <table:table-cell table:number-columns-repeated="2"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/>
        </table:table-row>
        <table:table-row table:style-name="ro2">
          <table:table-cell/>
          <table:table-cell office:value-type="string">
            <text:p>Clip size</text:p>
          </table:table-cell>
          <table:table-cell/>
          <table:table-cell table:style-name="ce2" office:value-type="string">
            <text:p>Unlimited</text:p>
          </table:table-cell>
          <table:table-cell table:number-columns-repeated="2" table:style-name="ce2" office:value-type="string">
            <text:p>Normal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table:number-columns-repeated="2"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6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6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6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3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 office:value-type="string">
            <text:p>0-10%</text:p>
          </table:table-cell>
          <table:table-cell table:style-name="ce7" office:value-type="percentage" office:value="0.1">
            <text:p>10,00%</text:p>
          </table:table-cell>
          <table:table-cell table:style-name="ce7" office:value-type="percentage" office:value="0.2">
            <text:p>20,00%</text:p>
          </table:table-cell>
          <table:table-cell table:style-name="ce4" office:value-type="string">
            <text:p>25-35%</text:p>
          </table:table-cell>
          <table:table-cell table:style-name="ce7" office:value-type="percentage" office:value="0">
            <text:p>0,00%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/>
          <table:table-cell table:style-name="ce7"/>
          <table:table-cell table:style-name="ce8" office:value-type="string">
            <text:p>10-20%</text:p>
          </table:table-cell>
          <table:table-cell table:style-name="ce4" office:value-type="string">
            <text:p>10-15%</text:p>
          </table:table-cell>
          <table:table-cell table:style-name="ce7"/>
          <table:table-cell/>
        </table:table-row>
        <table:table-row table:style-name="ro2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3" office:value-type="string">
            <text:p>1-3</text:p>
          </table:table-cell>
          <table:table-cell table:style-name="ce3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2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2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2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minRange</text:p>
          </table:table-cell>
          <table:table-cell table:number-columns-repeated="6"/>
        </table:table-row>
        <table:table-row table:style-name="ro2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Range</text:p>
          </table:table-cell>
          <table:table-cell table:number-columns-repeated="6"/>
        </table:table-row>
        <table:table-row table:style-name="ro1">
          <table:table-cell office:value-type="string">
            <text:p>powerR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2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1">
          <table:table-cell table:style-name="ce4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1">
          <table:table-cell table:style-name="ce4" office:value-type="string">
            <text:p>T2</text:p>
          </table:table-cell>
          <table:table-cell table:style-name="ce6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1">
          <table:table-cell table:style-name="ce4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2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1">
          <table:table-cell table:style-name="ce4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9" table:formula="of:=[.B37]/[.E41]" office:value-type="float" office:value="1.83333333333333">
            <text:p>1,83</text:p>
          </table:table-cell>
          <table:table-cell/>
        </table:table-row>
        <table:table-row table:style-name="ro1">
          <table:table-cell table:style-name="ce4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4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9" table:formula="of:=[.B38]/[.E42]" office:value-type="float" office:value="1.875">
            <text:p>1,88</text:p>
          </table:table-cell>
          <table:table-cell/>
        </table:table-row>
        <table:table-row table:style-name="ro1">
          <table:table-cell table:style-name="ce4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4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9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2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3" office:value-type="string">
            <text:p>Celatid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4" office:value-type="string">
            <text:p>Floater</text:p>
          </table:table-cell>
          <table:table-cell table:style-name="ce15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office:value-type="string">
            <text:p>Berserker</text:p>
          </table:table-cell>
          <table:table-cell table:style-name="ce14" office:value-type="string">
            <text:p>Turr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3"/>
          <table:table-cell table:style-name="ce4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3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3" office:value-type="string">
            <text:p>10-11</text:p>
          </table:table-cell>
          <table:table-cell table:style-name="ce3" office:value-type="string">
            <text:p>5-8</text:p>
          </table:table-cell>
          <table:table-cell table:style-name="ce4" office:value-type="string">
            <text:p>3-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12" office:value-type="string" table:number-columns-spanned="2" table:number-rows-spanned="1">
            <text:p>T1</text:p>
          </table:table-cell>
          <table:covered-table-cell/>
          <table:table-cell table:style-name="ce12" office:value-type="string" table:number-columns-spanned="2" table:number-rows-spanned="1">
            <text:p>T2</text:p>
          </table:table-cell>
          <table:covered-table-cell/>
          <table:table-cell table:style-name="ce12" office:value-type="string">
            <text:p>T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U2012</text:p>
          </table:table-cell>
          <table:table-cell table:style-name="ce10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6"/>
        <table:table-column table:style-name="co27" table:default-cell-style-name="ce18"/>
        <table:table-column table:style-name="co3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default-cell-style-name="ce18"/>
        <table:table-column table:style-name="co36" table:default-cell-style-name="ce18"/>
        <table:table-column table:style-name="co22" table:default-cell-style-name="ce18"/>
        <table:table-column table:style-name="co37" table:default-cell-style-name="ce18"/>
        <table:table-column table:style-name="co38" table:default-cell-style-name="ce18"/>
        <table:table-column table:style-name="co29" table:default-cell-style-name="ce18"/>
        <table:table-column table:style-name="co1" table:default-cell-style-name="ce18"/>
        <table:table-column table:style-name="co17" table:default-cell-style-name="ce18"/>
        <table:table-column table:style-name="co27" table:default-cell-style-name="ce18"/>
        <table:table-column table:style-name="co39" table:default-cell-style-name="ce18"/>
        <table:table-column table:style-name="co28" table:default-cell-style-name="ce18"/>
        <table:table-column table:style-name="co40" table:default-cell-style-name="ce18"/>
        <table:table-row table:style-name="ro2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3" office:value-type="string">
            <text:p>Celatid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3"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table:style-name="ce14" office:value-type="string">
            <text:p>Turre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1">
          <table:table-cell table:number-columns-repeated="2"/>
          <table:table-cell table:style-name="ce9" table:number-columns-repeated="16"/>
        </table:table-row>
        <table:table-row table:style-name="ro1">
          <table:table-cell table:style-name="ce16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9"/>
        </table:table-row>
        <table:table-row table:style-name="ro2">
          <table:table-cell/>
          <table:table-cell office:value-type="string">
            <text:p>Disorient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cid Burn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oison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hutdown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tasis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7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MC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acked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9" table:number-columns-repeated="16"/>
        </table:table-row>
        <table:table-row table:style-name="ro2">
          <table:table-cell/>
          <table:table-cell table:style-name="ce17" office:value-type="string">
            <text:p>Abilities</text:p>
          </table:table-cell>
          <table:table-cell table:style-name="ce20" office:value-type="string">
            <text:p>Psi</text:p>
          </table:table-cell>
          <table:table-cell table:style-name="ce20"/>
          <table:table-cell table:style-name="ce20" office:value-type="string">
            <text:p>Flying</text:p>
          </table:table-cell>
          <table:table-cell table:style-name="ce20" office:value-type="string">
            <text:p>Big</text:p>
          </table:table-cell>
          <table:table-cell table:style-name="ce20" office:value-type="string">
            <text:p>2-Phas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Acidspit</text:p>
          </table:table-cell>
          <table:table-cell table:style-name="ce20" office:value-type="string">
            <text:p>Big, Explode</text:p>
          </table:table-cell>
          <table:table-cell table:style-name="ce20" table:number-columns-repeated="2"/>
          <table:table-cell table:style-name="ce20" office:value-type="string">
            <text:p>Psi</text:p>
          </table:table-cell>
          <table:table-cell table:style-name="ce20" office:value-type="string">
            <text:p>Spawn</text:p>
          </table:table-cell>
          <table:table-cell table:style-name="ce20" table:number-columns-repeated="2"/>
          <table:table-cell table:number-columns-repeated="2" table:style-name="ce20" office:value-type="string">
            <text:p>Big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6"/>
        </table:table-row>
        <table:table-row table:style-name="ro2">
          <table:table-cell/>
          <table:table-cell table:style-name="Default" office:value-type="string">
            <text:p>Dmg. Dealt</text:p>
          </table:table-cell>
          <table:table-cell table:number-columns-repeated="3"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Acid</text:p>
          </table:table-cell>
          <table:table-cell table:style-name="ce9" office:value-type="string">
            <text:p>Plasma</text:p>
          </table:table-cell>
          <table:table-cell table:style-name="ce9" office:value-type="string">
            <text:p>Variable</text:p>
          </table:table-cell>
          <table:table-cell table:style-name="ce9"/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Melee</text:p>
          </table:table-cell>
          <table:table-cell table:style-name="ce9"/>
          <table:table-cell table:style-name="ce9" office:value-type="string">
            <text:p>Laser</text:p>
          </table:table-cell>
          <table:table-cell table:style-name="ce9" office:value-type="string">
            <text:p>Projectile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6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2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2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4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6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TU</text:p>
          </table:table-cell>
          <table:table-cell table:style-name="ce4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6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2">
          <table:table-cell/>
          <table:table-cell office:value-type="string">
            <text:p>Accuracy</text:p>
          </table:table-cell>
          <table:table-cell table:style-name="ce4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6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4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3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105</text:p>
          </table:table-cell>
          <table:table-cell office:value-type="float" office:value="65">
            <text:p>65</text:p>
          </table:table-cell>
          <table:table-cell table:style-name="ce6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3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90</text:p>
          </table:table-cell>
          <table:table-cell office:value-type="float" office:value="65">
            <text:p>65</text:p>
          </table:table-cell>
          <table:table-cell table:style-name="ce6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6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1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3"/>
        <table:table-column table:style-name="co26" table:default-cell-style-name="Default"/>
        <table:table-column table:style-name="co25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2">
          <table:table-cell/>
          <table:table-cell table:style-name="ce11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4" office:value-type="string">
            <text:p>Turret</text:p>
          </table:table-cell>
          <table:table-cell table:style-name="ce14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3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14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1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table:style-name="ce14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2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Drone</text:p>
          </table:table-cell>
          <table:table-cell table:style-name="ce13" office:value-type="string">
            <text:p>Andromedon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</table:table-row>
        <table:table-row table:style-name="ro2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2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office:value-type="string">
            <text:p>Research Cost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table:style-name="ce21" office:value-type="string">
            <text:p>Gas Grenade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Acid Grenade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Proximity Mine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Flashbang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EMP Grenade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Hellweave</text:p>
          </table:table-cell>
          <table:table-cell table:number-columns-repeated="13"/>
        </table:table-row>
        <table:table-row table:style-name="ro2">
          <table:table-cell office:value-type="string">
            <text:p>Nanoscale</text:p>
          </table:table-cell>
          <table:table-cell table:number-columns-repeated="13"/>
        </table:table-row>
        <table:table-row table:style-name="ro2">
          <table:table-cell table:style-name="ce21" office:value-type="string">
            <text:p>Freeze Grenade</text:p>
          </table:table-cell>
          <table:table-cell table:number-columns-repeated="13"/>
        </table:table-row>
        <table:table-row table:style-name="ro2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office:forms form:automatic-focus="false" form:apply-design-mode="false"/>
        <table:table-column table:style-name="co9" table:number-columns-repeated="5" table:default-cell-style-name="Default"/>
        <table:table-row table:style-name="ro1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1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1">
          <table:table-cell office:value-type="string">
            <text:p>Economy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table:number-columns-spanned="6" table:number-rows-spanned="1">
            <text:p>Original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2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2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2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7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office:value-type="float" office:value="24000">
            <text:p>24000</text:p>
          </table:table-cell>
          <table:table-cell table:number-columns-repeated="5"/>
          <table:table-cell table:style-name="ce6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2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7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2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0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30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7" table:formula="of:=[.B8]/[.$B$5]" office:value-type="percentage" office:value="0.0833333333333333">
            <text:p>8,33%</text:p>
          </table:table-cell>
          <table:table-cell table:style-name="ce7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7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9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0" table:number-columns-repeated="2"/>
          <table:table-cell table:style-name="ce7" table:formula="of:=[.R8]/[.$R$5]" office:value-type="percentage" office:value="0.02">
            <text:p>2,00%</text:p>
          </table:table-cell>
          <table:table-cell table:style-name="ce30" table:number-columns-repeated="3"/>
          <table:table-cell table:number-columns-repeated="996"/>
        </table:table-row>
        <table:table-row table:style-name="ro2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7" table:formula="of:=[.B9]/[.$B$5]" office:value-type="percentage" office:value="0.1">
            <text:p>10,00%</text:p>
          </table:table-cell>
          <table:table-cell table:style-name="ce7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7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9" table:formula="of:=[.K9]/[.E9]" office:value-type="float" office:value="0.4">
            <text:p>0,4</text:p>
          </table:table-cell>
          <table:table-cell/>
          <table:table-cell table:style-name="ce24"/>
          <table:table-cell table:formula="of:=([.B9]/[.$X$4])*[.O9]" office:value-type="float" office:value="1760">
            <text:p>1760</text:p>
          </table:table-cell>
          <table:table-cell table:style-name="ce25" table:number-columns-repeated="2"/>
          <table:table-cell table:style-name="ce7" table:formula="of:=[.R9]/[.$R$5]" office:value-type="percentage" office:value="0.04">
            <text:p>4,0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Firestorm Upkeep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7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7" table:formula="of:=[.H10]/[.$H$5]" office:value-type="percentage" office:value="0.01">
            <text:p>1,00%</text:p>
          </table:table-cell>
          <table:table-cell table:number-columns-repeated="5"/>
          <table:table-cell table:style-name="ce24"/>
          <table:table-cell table:formula="of:=[.H10]*[.$Y$4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7" table:formula="of:=[.B11]/[.$B$5]" office:value-type="percentage" office:value="0.00283333333333333">
            <text:p>0,28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1]" office:value-type="float" office:value="124.666666666667">
            <text:p>125</text:p>
          </table:table-cell>
          <table:table-cell table:style-name="ce25" table:number-columns-repeated="2"/>
          <table:table-cell table:style-name="ce7" table:formula="of:=[.R11]/[.$R$5]" office:value-type="percentage" office:value="0.00283333333333333">
            <text:p>0,28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7" table:formula="of:=[.B12]/[.$B$5]" office:value-type="percentage" office:value="0.0015">
            <text:p>0,1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2]" office:value-type="float" office:value="66">
            <text:p>66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style-name="ce23" office:value-type="string">
            <text:p>Soldier Hiring</text:p>
          </table:table-cell>
          <table:table-cell table:style-name="ce23" office:value-type="float" office:value="40000">
            <text:p>40000</text:p>
          </table:table-cell>
          <table:table-cell table:style-name="ce23" table:number-columns-repeated="2"/>
          <table:table-cell table:style-name="ce7" table:formula="of:=[.B14]/[.$B$5]" office:value-type="percentage" office:value="0.00666666666666667">
            <text:p>0,67%</text:p>
          </table:table-cell>
          <table:table-cell table:style-name="ce27" table:number-columns-repeated="2"/>
          <table:table-cell table:style-name="ce23" office:value-type="float" office:value="10">
            <text:p>10</text:p>
          </table:table-cell>
          <table:table-cell table:style-name="ce23" table:number-columns-repeated="2"/>
          <table:table-cell table:style-name="ce7" table:formula="of:=[.H14]/[.$H$5]" office:value-type="percentage" office:value="0.01">
            <text:p>1,00%</text:p>
          </table:table-cell>
          <table:table-cell table:style-name="ce23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9" table:formula="of:=[.K14]/[.E14]" office:value-type="float" office:value="1.5">
            <text:p>1,5</text:p>
          </table:table-cell>
          <table:table-cell table:style-name="ce23"/>
          <table:table-cell table:style-name="ce31"/>
          <table:table-cell table:formula="of:=([.B14]/[.$X$4])*[.O14]" office:value-type="float" office:value="440">
            <text:p>440</text:p>
          </table:table-cell>
          <table:table-cell table:style-name="ce32" table:number-columns-repeated="2"/>
          <table:table-cell table:style-name="ce7" table:formula="of:=[.R14]/[.$R$5]" office:value-type="percentage" office:value="0.01">
            <text:p>1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7" table:formula="of:=[.B15]/[.$B$5]" office:value-type="percentage" office:value="0.01">
            <text:p>1,00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5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7" table:formula="of:=[.B16]/[.$B$5]" office:value-type="percentage" office:value="0.00833333333333333">
            <text:p>0,83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6]" office:value-type="float" office:value="366.666666666667">
            <text:p>367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3"/>
          <table:table-cell table:style-name="ce12"/>
          <table:table-cell table:number-columns-repeated="2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7" table:formula="of:=[.B18]/[.$B$5]" office:value-type="percentage" office:value="0.005">
            <text:p>0,50%</text:p>
          </table:table-cell>
          <table:table-cell table:style-name="ce7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7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9" table:formula="of:=[.K18]/[.E18]" office:value-type="float" office:value="4.8">
            <text:p>4,8</text:p>
          </table:table-cell>
          <table:table-cell/>
          <table:table-cell table:style-name="ce24"/>
          <table:table-cell table:formula="of:=([.B18]/[.$X$4])*[.O18]" office:value-type="float" office:value="1056">
            <text:p>1056</text:p>
          </table:table-cell>
          <table:table-cell table:style-name="ce25" table:number-columns-repeated="2"/>
          <table:table-cell table:style-name="ce7" table:formula="of:=[.R18]/[.$R$5]" office:value-type="percentage" office:value="0.024">
            <text:p>2,4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7" table:formula="of:=[.B19]/[.$B$5]" office:value-type="percentage" office:value="0.00583333333333333">
            <text:p>0,58%</text:p>
          </table:table-cell>
          <table:table-cell table:style-name="ce7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7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9" table:formula="of:=[.K19]/[.E19]" office:value-type="float" office:value="4.45714285714286">
            <text:p>4,5</text:p>
          </table:table-cell>
          <table:table-cell/>
          <table:table-cell table:style-name="ce24"/>
          <table:table-cell table:formula="of:=([.B19]/[.$X$4])*[.O19]" office:value-type="float" office:value="1144">
            <text:p>1144</text:p>
          </table:table-cell>
          <table:table-cell table:style-name="ce25" table:number-columns-repeated="2"/>
          <table:table-cell table:style-name="ce7" table:formula="of:=[.R19]/[.$R$5]" office:value-type="percentage" office:value="0.026">
            <text:p>2,6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7" table:formula="of:=[.B20]/[.$B$5]" office:value-type="percentage" office:value="0.00266666666666667">
            <text:p>0,27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7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9" table:formula="of:=[.K20]/[.E20]" office:value-type="float" office:value="11.25">
            <text:p>11,3</text:p>
          </table:table-cell>
          <table:table-cell/>
          <table:table-cell table:style-name="ce24"/>
          <table:table-cell table:formula="of:=([.B20]/[.$X$4])*[.O20]" office:value-type="float" office:value="1320">
            <text:p>1320</text:p>
          </table:table-cell>
          <table:table-cell table:style-name="ce25" table:number-columns-repeated="2"/>
          <table:table-cell table:style-name="ce7" table:formula="of:=[.R20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7" table:formula="of:=[.B21]/[.$B$5]" office:value-type="percentage" office:value="0.0025">
            <text:p>0,25%</text:p>
          </table:table-cell>
          <table:table-cell table:style-name="ce7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7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9" table:formula="of:=[.K21]/[.E21]" office:value-type="float" office:value="7.2">
            <text:p>7,2</text:p>
          </table:table-cell>
          <table:table-cell/>
          <table:table-cell table:style-name="ce24"/>
          <table:table-cell table:formula="of:=([.B21]/[.$X$4])*[.O21]" office:value-type="float" office:value="792">
            <text:p>792</text:p>
          </table:table-cell>
          <table:table-cell table:style-name="ce25" table:number-columns-repeated="2"/>
          <table:table-cell table:style-name="ce7" table:formula="of:=[.R21]/[.$R$5]" office:value-type="percentage" office:value="0.018">
            <text:p>1,8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7" table:formula="of:=[.B22]/[.$B$5]" office:value-type="percentage" office:value="0.000666666666666667">
            <text:p>0,07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9" table:formula="of:=[.K22]/[.E22]" office:value-type="float" office:value="15">
            <text:p>15,0</text:p>
          </table:table-cell>
          <table:table-cell/>
          <table:table-cell table:style-name="ce24"/>
          <table:table-cell table:formula="of:=([.B22]/[.$X$4])*[.O22]" office:value-type="float" office:value="440">
            <text:p>440</text:p>
          </table:table-cell>
          <table:table-cell table:style-name="ce25" table:number-columns-repeated="2"/>
          <table:table-cell table:style-name="ce7" table:formula="of:=[.R22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T2 Armor</text:p>
          </table:table-cell>
          <table:table-cell table:style-name="ce23" office:value-type="float" office:value="22000">
            <text:p>2200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7" table:formula="of:=[.B24]/[.$B$5]" office:value-type="percentage" office:value="0.00366666666666667">
            <text:p>0,37%</text:p>
          </table:table-cell>
          <table:table-cell table:style-name="ce27" table:formula="of:=[.C24]/[.$C$57]" office:value-type="percentage" office:value="0.0409836065573771">
            <text:p>4,10%</text:p>
          </table:table-cell>
          <table:table-cell table:style-name="ce27" table:formula="of:=[.D24]/[.$D$57]" office:value-type="percentage" office:value="0">
            <text:p>0,00%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4]/[.$H$5]" office:value-type="percentage" office:value="0.025">
            <text:p>2,50%</text:p>
          </table:table-cell>
          <table:table-cell table:style-name="ce27" table:formula="of:=[.I24]/[.$I$57]" office:value-type="percentage" office:value="0.0905797101449275">
            <text:p>9,06%</text:p>
          </table:table-cell>
          <table:table-cell table:style-name="ce27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9" table:formula="of:=[.K24]/[.E24]" office:value-type="float" office:value="6.81818181818182">
            <text:p>6,8</text:p>
          </table:table-cell>
          <table:table-cell table:style-name="ce29" table:formula="of:=[.L24]/[.F24]" office:value-type="float" office:value="2.21014492753623">
            <text:p>2,2</text:p>
          </table:table-cell>
          <table:table-cell table:style-name="ce29"/>
          <table:table-cell table:formula="of:=([.B24]/[.$X$4])*[.O24]" office:value-type="float" office:value="1100">
            <text:p>1100</text:p>
          </table:table-cell>
          <table:table-cell table:style-name="ce32" table:number-columns-repeated="2"/>
          <table:table-cell table:style-name="ce7" table:formula="of:=[.R24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table:style-name="ce23" office:value-type="string">
            <text:p>T3 Armor</text:p>
          </table:table-cell>
          <table:table-cell table:style-name="ce23" office:value-type="float" office:value="42000">
            <text:p>42000</text:p>
          </table:table-cell>
          <table:table-cell table:number-columns-repeated="2" table:style-name="ce23" office:value-type="float" office:value="5">
            <text:p>5</text:p>
          </table:table-cell>
          <table:table-cell table:style-name="ce7" table:formula="of:=[.B25]/[.$B$5]" office:value-type="percentage" office:value="0.007">
            <text:p>0,70%</text:p>
          </table:table-cell>
          <table:table-cell table:style-name="ce27" table:formula="of:=[.C25]/[.$C$57]" office:value-type="percentage" office:value="0.0512295081967213">
            <text:p>5,12%</text:p>
          </table:table-cell>
          <table:table-cell table:style-name="ce27" table:formula="of:=[.D25]/[.$D$57]" office:value-type="percentage" office:value="0.0454545454545455">
            <text:p>4,55%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7" table:formula="of:=[.H25]/[.$H$5]" office:value-type="percentage" office:value="0.15">
            <text:p>15,00%</text:p>
          </table:table-cell>
          <table:table-cell table:style-name="ce27" table:formula="of:=[.I25]/[.$I$57]" office:value-type="percentage" office:value="0.150966183574879">
            <text:p>15,10%</text:p>
          </table:table-cell>
          <table:table-cell table:style-name="ce27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9" table:formula="of:=[.K25]/[.E25]" office:value-type="float" office:value="21.4285714285714">
            <text:p>21,4</text:p>
          </table:table-cell>
          <table:table-cell table:style-name="ce29" table:formula="of:=[.L25]/[.F25]" office:value-type="float" office:value="2.94685990338164">
            <text:p>2,9</text:p>
          </table:table-cell>
          <table:table-cell table:style-name="ce29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2" table:number-columns-repeated="2"/>
          <table:table-cell table:style-name="ce7" table:formula="of:=[.R25]/[.$R$5]" office:value-type="percentage" office:value="0.15">
            <text:p>15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table:style-name="ce23" office:value-type="string">
            <text:p>Flying Armor</text:p>
          </table:table-cell>
          <table:table-cell table:style-name="ce23" office:value-type="float" office:value="58000">
            <text:p>5800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7" table:formula="of:=[.B26]/[.$B$5]" office:value-type="percentage" office:value="0.00966666666666667">
            <text:p>0,97%</text:p>
          </table:table-cell>
          <table:table-cell table:style-name="ce27" table:formula="of:=[.C26]/[.$C$57]" office:value-type="percentage" office:value="0.0512295081967213">
            <text:p>5,12%</text:p>
          </table:table-cell>
          <table:table-cell table:style-name="ce27" table:formula="of:=[.D26]/[.$D$57]" office:value-type="percentage" office:value="0.145454545454545">
            <text:p>14,55%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0">
            <text:p>30</text:p>
          </table:table-cell>
          <table:table-cell table:style-name="ce7" table:formula="of:=[.H26]/[.$H$5]" office:value-type="percentage" office:value="0.2">
            <text:p>20,00%</text:p>
          </table:table-cell>
          <table:table-cell table:style-name="ce27" table:formula="of:=[.I26]/[.$I$57]" office:value-type="percentage" office:value="0.265700483091787">
            <text:p>26,57%</text:p>
          </table:table-cell>
          <table:table-cell table:style-name="ce27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9" table:formula="of:=[.K26]/[.E26]" office:value-type="float" office:value="20.6896551724138">
            <text:p>20,7</text:p>
          </table:table-cell>
          <table:table-cell table:style-name="ce29" table:formula="of:=[.L26]/[.F26]" office:value-type="float" office:value="5.18647342995169">
            <text:p>5,2</text:p>
          </table:table-cell>
          <table:table-cell table:style-name="ce29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2" table:number-columns-repeated="2"/>
          <table:table-cell table:style-name="ce7" table:formula="of:=[.R26]/[.$R$5]" office:value-type="percentage" office:value="0.2">
            <text:p>20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Psi Armor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7" table:formula="of:=[.H27]/[.$H$5]" office:value-type="percentage" office:value="0.4">
            <text:p>40,00%</text:p>
          </table:table-cell>
          <table:table-cell table:style-name="ce7" table:formula="of:=[.I27]/[.$I$57]" office:value-type="percentage" office:value="0.120772946859903">
            <text:p>12,08%</text:p>
          </table:table-cell>
          <table:table-cell table:style-name="ce7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4"/>
          <table:table-cell table:formula="of:=[.H27]*[.$Y$4]" office:value-type="float" office:value="17600">
            <text:p>1760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7" table:formula="of:=[.B28]/[.$B$5]" office:value-type="percentage" office:value="0.00133333333333333">
            <text:p>0,13%</text:p>
          </table:table-cell>
          <table:table-cell table:style-name="ce7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7" table:formula="of:=[.H28]/[.$H$5]" office:value-type="percentage" office:value="0.01">
            <text:p>1,00%</text:p>
          </table:table-cell>
          <table:table-cell table:style-name="ce7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9" table:formula="of:=[.K28]/[.E28]" office:value-type="float" office:value="7.5">
            <text:p>7,5</text:p>
          </table:table-cell>
          <table:table-cell/>
          <table:table-cell table:style-name="ce24"/>
          <table:table-cell table:formula="of:=([.B28]/[.$X$4])*[.O28]" office:value-type="float" office:value="440">
            <text:p>440</text:p>
          </table:table-cell>
          <table:table-cell table:style-name="ce25" table:number-columns-repeated="2"/>
          <table:table-cell table:style-name="ce7" table:formula="of:=[.R28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Laser Rifle Cost</text:p>
          </table:table-cell>
          <table:table-cell table:style-name="ce23" office:value-type="float" office:value="20000">
            <text:p>20000</text:p>
          </table:table-cell>
          <table:table-cell table:style-name="ce23" table:number-columns-repeated="2"/>
          <table:table-cell table:style-name="ce7" table:formula="of:=[.B29]/[.$B$5]" office:value-type="percentage" office:value="0.00333333333333333">
            <text:p>0,33%</text:p>
          </table:table-cell>
          <table:table-cell table:style-name="ce27" table:number-columns-repeated="2"/>
          <table:table-cell table:style-name="ce28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9]/[.$H$5]" office:value-type="percentage" office:value="0.025">
            <text:p>2,50%</text:p>
          </table:table-cell>
          <table:table-cell table:style-name="ce27" table:formula="of:=[.I29]/[.$I$57]" office:value-type="percentage" office:value="0.0905797101449275">
            <text:p>9,06%</text:p>
          </table:table-cell>
          <table:table-cell table:style-name="ce27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9" table:formula="of:=[.K29]/[.E29]" office:value-type="float" office:value="7.5">
            <text:p>7,5</text:p>
          </table:table-cell>
          <table:table-cell table:style-name="ce29"/>
          <table:table-cell table:style-name="ce31"/>
          <table:table-cell table:formula="of:=([.B29]/[.$X$4])*[.O29]" office:value-type="float" office:value="1100">
            <text:p>1100</text:p>
          </table:table-cell>
          <table:table-cell table:style-name="ce32" table:number-columns-repeated="2"/>
          <table:table-cell table:style-name="ce7" table:formula="of:=[.R29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7" table:formula="of:=[.H30]/[.$H$5]" office:value-type="percentage" office:value="0.035">
            <text:p>3,50%</text:p>
          </table:table-cell>
          <table:table-cell table:style-name="ce7" table:formula="of:=[.I30]/[.$I$57]" office:value-type="percentage" office:value="0.181159420289855">
            <text:p>18,12%</text:p>
          </table:table-cell>
          <table:table-cell table:style-name="ce7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4"/>
          <table:table-cell table:formula="of:=[.H30]*[.$Y$4]" office:value-type="float" office:value="1540">
            <text:p>15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7" table:formula="of:=[.B31]/[.$B$5]" office:value-type="percentage" office:value="0.00533333333333333">
            <text:p>0,53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 table:formula="of:=[.H31]/[.$H$5]" office:value-type="percentage" office:value="0.03">
            <text:p>3,00%</text:p>
          </table:table-cell>
          <table:table-cell table:style-name="ce7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9" table:formula="of:=[.K31]/[.E31]" office:value-type="float" office:value="5.625">
            <text:p>5,6</text:p>
          </table:table-cell>
          <table:table-cell/>
          <table:table-cell table:style-name="ce29"/>
          <table:table-cell table:formula="of:=([.B31]/[.$X$4])*[.O31]" office:value-type="float" office:value="1320">
            <text:p>1320</text:p>
          </table:table-cell>
          <table:table-cell table:style-name="ce25" table:number-columns-repeated="2"/>
          <table:table-cell table:style-name="ce7" table:formula="of:=[.R31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table:formula="of:=[.B32]/[.$B$5]" office:value-type="percentage" office:value="0.0146666666666667">
            <text:p>1,47%</text:p>
          </table:table-cell>
          <table:table-cell table:style-name="ce7" table:formula="of:=[.C32]/[.$C$57]" office:value-type="percentage" office:value="0.0102459016393443">
            <text:p>1,02%</text:p>
          </table:table-cell>
          <table:table-cell table:style-name="ce7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7" table:formula="of:=[.H32]/[.$H$5]" office:value-type="percentage" office:value="0.2">
            <text:p>20,00%</text:p>
          </table:table-cell>
          <table:table-cell table:style-name="ce7" table:formula="of:=[.I32]/[.$I$57]" office:value-type="percentage" office:value="0.150966183574879">
            <text:p>15,10%</text:p>
          </table:table-cell>
          <table:table-cell table:style-name="ce7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9" table:formula="of:=[.K32]/[.E32]" office:value-type="float" office:value="13.6363636363636">
            <text:p>13,6</text:p>
          </table:table-cell>
          <table:table-cell table:style-name="ce29" table:formula="of:=[.L32]/[.F32]" office:value-type="float" office:value="14.7342995169082">
            <text:p>14,7</text:p>
          </table:table-cell>
          <table:table-cell table:style-name="ce29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7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7" table:formula="of:=[.H33]/[.$H$5]" office:value-type="percentage" office:value="0.25">
            <text:p>25,00%</text:p>
          </table:table-cell>
          <table:table-cell table:style-name="ce7" table:formula="of:=[.I33]/[.$I$57]" office:value-type="percentage" office:value="0.181159420289855">
            <text:p>18,12%</text:p>
          </table:table-cell>
          <table:table-cell table:style-name="ce7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Heavy Plasma Cost</text:p>
          </table:table-cell>
          <table:table-cell table:style-name="ce23" office:value-type="float" office:value="134000">
            <text:p>1340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7" table:formula="of:=[.B34]/[.$B$5]" office:value-type="percentage" office:value="0.0223333333333333">
            <text:p>2,23%</text:p>
          </table:table-cell>
          <table:table-cell table:style-name="ce27" table:formula="of:=[.C34]/[.$C$57]" office:value-type="percentage" office:value="0.0102459016393443">
            <text:p>1,02%</text:p>
          </table:table-cell>
          <table:table-cell table:style-name="ce27" table:formula="of:=[.D34]/[.$D$57]" office:value-type="percentage" office:value="0.0545454545454545">
            <text:p>5,45%</text:p>
          </table:table-cell>
          <table:table-cell table:style-name="ce23" office:value-type="float" office:value="250">
            <text:p>250</text:p>
          </table:table-cell>
          <table:table-cell table:number-columns-repeated="2" table:style-name="ce23" office:value-type="float" office:value="30">
            <text:p>30</text:p>
          </table:table-cell>
          <table:table-cell table:style-name="ce7" table:formula="of:=[.H34]/[.$H$5]" office:value-type="percentage" office:value="0.25">
            <text:p>25,00%</text:p>
          </table:table-cell>
          <table:table-cell table:style-name="ce27" table:formula="of:=[.I34]/[.$I$57]" office:value-type="percentage" office:value="0.181159420289855">
            <text:p>18,12%</text:p>
          </table:table-cell>
          <table:table-cell table:style-name="ce27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9" table:formula="of:=[.K34]/[.E34]" office:value-type="float" office:value="11.1940298507463">
            <text:p>11,2</text:p>
          </table:table-cell>
          <table:table-cell table:style-name="ce29" table:formula="of:=[.L34]/[.F34]" office:value-type="float" office:value="17.6811594202899">
            <text:p>17,7</text:p>
          </table:table-cell>
          <table:table-cell table:style-name="ce29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3" table:number-columns-repeated="2"/>
          <table:table-cell table:style-name="ce7" table:formula="of:=[.R34]/[.$R$5]" office:value-type="percentage" office:value="0.25">
            <text:p>25,0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7" table:formula="of:=[.B35]/[.$B$5]" office:value-type="percentage" office:value="0.00466666666666667">
            <text:p>0,47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9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7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7" table:formula="of:=[.B37]/[.$B$5]" office:value-type="percentage" office:value="0.0005">
            <text:p>0,0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Alien Alloys Sell</text:p>
          </table:table-cell>
          <table:table-cell table:style-name="ce23" office:value-type="float" office:value="6500">
            <text:p>6500</text:p>
          </table:table-cell>
          <table:table-cell table:style-name="ce23" table:number-columns-repeated="2"/>
          <table:table-cell table:style-name="ce7" table:formula="of:=[.B38]/[.$B$5]" office:value-type="percentage" office:value="0.00108333333333333">
            <text:p>0,11%</text:p>
          </table:table-cell>
          <table:table-cell table:style-name="ce27" table:number-columns-repeated="2"/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style-name="ce7" table:formula="of:=[.H38]/[.$H$5]" office:value-type="percentage" office:value="0.002">
            <text:p>0,20%</text:p>
          </table:table-cell>
          <table:table-cell table:style-name="ce23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9" table:formula="of:=[.K38]/[.E38]" office:value-type="float" office:value="1.84615384615385">
            <text:p>1,8</text:p>
          </table:table-cell>
          <table:table-cell table:style-name="ce23" table:number-columns-repeated="2"/>
          <table:table-cell table:formula="of:=([.B38]/[.$X$4])*[.O38]" office:value-type="float" office:value="88">
            <text:p>88</text:p>
          </table:table-cell>
          <table:table-cell table:style-name="ce23" table:number-columns-repeated="2"/>
          <table:table-cell table:style-name="ce7" table:formula="of:=[.R38]/[.$R$5]" office:value-type="percentage" office:value="0.002">
            <text:p>0,2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Elerium Sell</text:p>
          </table:table-cell>
          <table:table-cell table:style-name="ce23" office:value-type="float" office:value="5000">
            <text:p>5000</text:p>
          </table:table-cell>
          <table:table-cell table:style-name="ce23" table:number-columns-repeated="2"/>
          <table:table-cell table:style-name="ce7" table:formula="of:=[.B39]/[.$B$5]" office:value-type="percentage" office:value="0.000833333333333333">
            <text:p>0,08%</text:p>
          </table:table-cell>
          <table:table-cell table:style-name="ce27" table:number-columns-repeated="2"/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style-name="ce7" table:formula="of:=[.H39]/[.$H$5]" office:value-type="percentage" office:value="0.003">
            <text:p>0,30%</text:p>
          </table:table-cell>
          <table:table-cell table:style-name="ce23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9" table:formula="of:=[.K39]/[.E39]" office:value-type="float" office:value="3.6">
            <text:p>3,6</text:p>
          </table:table-cell>
          <table:table-cell table:style-name="ce23" table:number-columns-repeated="2"/>
          <table:table-cell table:formula="of:=([.B39]/[.$X$4])*[.O39]" office:value-type="float" office:value="132">
            <text:p>132</text:p>
          </table:table-cell>
          <table:table-cell table:style-name="ce23" table:number-columns-repeated="2"/>
          <table:table-cell table:style-name="ce7" table:formula="of:=[.R39]/[.$R$5]" office:value-type="percentage" office:value="0.003">
            <text:p>0,3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UFO Power Source Sell</text:p>
          </table:table-cell>
          <table:table-cell table:style-name="ce23" office:value-type="float" office:value="250000">
            <text:p>250000</text:p>
          </table:table-cell>
          <table:table-cell table:style-name="ce23" table:number-columns-repeated="2"/>
          <table:table-cell table:style-name="ce7" table:formula="of:=[.B40]/[.$B$5]" office:value-type="percentage" office:value="0.0416666666666667">
            <text:p>4,17%</text:p>
          </table:table-cell>
          <table:table-cell table:style-name="ce27" table:number-columns-repeated="2"/>
          <table:table-cell table:style-name="ce23" office:value-type="float" office:value="75">
            <text:p>75</text:p>
          </table:table-cell>
          <table:table-cell table:style-name="ce23" table:number-columns-repeated="2"/>
          <table:table-cell table:style-name="ce7" table:formula="of:=[.H40]/[.$H$5]" office:value-type="percentage" office:value="0.075">
            <text:p>7,50%</text:p>
          </table:table-cell>
          <table:table-cell table:style-name="ce23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9" table:formula="of:=[.K40]/[.E40]" office:value-type="float" office:value="1.8">
            <text:p>1,8</text:p>
          </table:table-cell>
          <table:table-cell table:style-name="ce23" table:number-columns-repeated="2"/>
          <table:table-cell table:formula="of:=([.B40]/[.$X$4])*[.O40]" office:value-type="float" office:value="3300">
            <text:p>3300</text:p>
          </table:table-cell>
          <table:table-cell table:style-name="ce23" table:number-columns-repeated="2"/>
          <table:table-cell table:style-name="ce7" table:formula="of:=[.R40]/[.$R$5]" office:value-type="percentage" office:value="0.075">
            <text:p>7,5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UFO Navgation Sell</text:p>
          </table:table-cell>
          <table:table-cell table:style-name="ce23" office:value-type="float" office:value="80000">
            <text:p>80000</text:p>
          </table:table-cell>
          <table:table-cell table:style-name="ce23" table:number-columns-repeated="2"/>
          <table:table-cell table:style-name="ce7" table:formula="of:=[.B41]/[.$B$5]" office:value-type="percentage" office:value="0.0133333333333333">
            <text:p>1,33%</text:p>
          </table:table-cell>
          <table:table-cell table:style-name="ce27" table:number-columns-repeated="2"/>
          <table:table-cell table:style-name="ce23" office:value-type="float" office:value="40">
            <text:p>40</text:p>
          </table:table-cell>
          <table:table-cell table:style-name="ce23" table:number-columns-repeated="2"/>
          <table:table-cell table:style-name="ce7" table:formula="of:=[.H41]/[.$H$5]" office:value-type="percentage" office:value="0.04">
            <text:p>4,00%</text:p>
          </table:table-cell>
          <table:table-cell table:style-name="ce23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9" table:formula="of:=[.K41]/[.E41]" office:value-type="float" office:value="3">
            <text:p>3,0</text:p>
          </table:table-cell>
          <table:table-cell table:style-name="ce23" table:number-columns-repeated="2"/>
          <table:table-cell table:formula="of:=([.B41]/[.$X$4])*[.O41]" office:value-type="float" office:value="1760">
            <text:p>1760</text:p>
          </table:table-cell>
          <table:table-cell table:style-name="ce23" table:number-columns-repeated="2"/>
          <table:table-cell table:style-name="ce7" table:formula="of:=[.R41]/[.$R$5]" office:value-type="percentage" office:value="0.04">
            <text:p>4,0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[.B42]/[.$B$5]" office:value-type="percentage" office:value="0.000833333333333333">
            <text:p>0,08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9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7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1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3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7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9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7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7" table:formula="of:=[.B44]/[.$B$5]" office:value-type="percentage" office:value="0.00633333333333333">
            <text:p>0,63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9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7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5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9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7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3" office:value-type="string">
            <text:p>Avg. Corpse Sell</text:p>
          </table:table-cell>
          <table:table-cell table:style-name="ce23" office:value-type="float" office:value="50000">
            <text:p>50000</text:p>
          </table:table-cell>
          <table:table-cell table:style-name="ce23" table:number-columns-repeated="2"/>
          <table:table-cell table:style-name="ce7" table:formula="of:=[.B46]/[.$B$5]" office:value-type="percentage" office:value="0.00833333333333333">
            <text:p>0,83%</text:p>
          </table:table-cell>
          <table:table-cell table:style-name="ce27" table:number-columns-repeated="2"/>
          <table:table-cell table:style-name="ce23" office:value-type="float" office:value="6">
            <text:p>6</text:p>
          </table:table-cell>
          <table:table-cell table:style-name="ce23" table:number-columns-repeated="2"/>
          <table:table-cell table:style-name="ce7" table:formula="of:=[.H46]/[.$H$5]" office:value-type="percentage" office:value="0.006">
            <text:p>0,60%</text:p>
          </table:table-cell>
          <table:table-cell table:style-name="ce23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9" table:formula="of:=[.K46]/[.E46]" office:value-type="float" office:value="0.72">
            <text:p>0,7</text:p>
          </table:table-cell>
          <table:table-cell table:style-name="ce23" table:number-columns-repeated="2"/>
          <table:table-cell table:formula="of:=([.B46]/[.$X$4])*[.O46]" office:value-type="float" office:value="264">
            <text:p>264</text:p>
          </table:table-cell>
          <table:table-cell table:style-name="ce23" table:number-columns-repeated="2"/>
          <table:table-cell table:style-name="ce7" table:formula="of:=[.R46]/[.$R$5]" office:value-type="percentage" office:value="0.006">
            <text:p>0,6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7" table:formula="of:=[.B47]/[.$B$5]" office:value-type="percentage" office:value="0.0133333333333333">
            <text:p>1,33%</text:p>
          </table:table-cell>
          <table:table-cell table:style-name="ce7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7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9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7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1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7" table:formula="of:=[.B48]/[.$B$5]" office:value-type="percentage" office:value="0.0506666666666667">
            <text:p>5,07%</text:p>
          </table:table-cell>
          <table:table-cell table:style-name="ce7" table:number-columns-repeated="2"/>
          <table:table-cell/>
          <table:table-cell table:number-columns-repeated="2"/>
          <table:table-cell table:style-name="ce7" table:formula="of:=[.H48]/[.$H$5]" office:value-type="percentage" office:value="0">
            <text:p>0,00%</text:p>
          </table:table-cell>
          <table:table-cell table:number-columns-repeated="3"/>
          <table:table-cell table:style-name="ce9"/>
          <table:table-cell table:number-columns-repeated="100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6" table:formula="of:=AVERAGE([.C50:.C54])" office:value-type="float" office:value="97.6">
            <text:p>98</text:p>
          </table:table-cell>
          <table:table-cell table:style-name="ce6" table:formula="of:=AVERAGE([.D50:.D54])" office:value-type="float" office:value="110">
            <text:p>110</text:p>
          </table:table-cell>
          <table:table-cell table:number-columns-repeated="4"/>
          <table:table-cell table:style-name="ce6" table:formula="of:=AVERAGE([.I50:.I54])" office:value-type="float" office:value="165.6">
            <text:p>166</text:p>
          </table:table-cell>
          <table:table-cell table:style-name="ce6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1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table:style-name="ce13" office:value-type="string">
            <text:p>Items</text:p>
          </table:table-cell>
          <table:table-cell table:style-name="ce13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9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2">
          <table:table-cell table:style-name="ce24" office:value-type="string">
            <text:p>US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00">
            <text:p>1200</text:p>
          </table:table-cell>
          <table:table-cell table:style-name="ce25" office:value-type="float" office:value="891">
            <text:p>891</text:p>
          </table:table-cell>
          <table:table-cell table:style-name="ce6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Russ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60">
            <text:p>460</text:p>
          </table:table-cell>
          <table:table-cell table:style-name="ce25" office:value-type="float" office:value="338">
            <text:p>338</text:p>
          </table:table-cell>
          <table:table-cell table:style-name="ce6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UK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80">
            <text:p>480</text:p>
          </table:table-cell>
          <table:table-cell table:style-name="ce25" office:value-type="float" office:value="353">
            <text:p>353</text:p>
          </table:table-cell>
          <table:table-cell table:style-name="ce6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France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40">
            <text:p>640</text:p>
          </table:table-cell>
          <table:table-cell table:style-name="ce25" office:value-type="float" office:value="473">
            <text:p>473</text:p>
          </table:table-cell>
          <table:table-cell table:style-name="ce6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German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00">
            <text:p>500</text:p>
          </table:table-cell>
          <table:table-cell table:style-name="ce25" office:value-type="float" office:value="368">
            <text:p>368</text:p>
          </table:table-cell>
          <table:table-cell table:style-name="ce6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Ital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Spai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203">
            <text:p>203</text:p>
          </table:table-cell>
          <table:table-cell table:style-name="ce6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Chin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90">
            <text:p>490</text:p>
          </table:table-cell>
          <table:table-cell table:style-name="ce25" office:value-type="float" office:value="361">
            <text:p>361</text:p>
          </table:table-cell>
          <table:table-cell table:style-name="ce6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Japa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00">
            <text:p>800</text:p>
          </table:table-cell>
          <table:table-cell table:style-name="ce25" office:value-type="float" office:value="592">
            <text:p>592</text:p>
          </table:table-cell>
          <table:table-cell table:style-name="ce6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Ind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218">
            <text:p>218</text:p>
          </table:table-cell>
          <table:table-cell table:style-name="ce6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Brazil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00">
            <text:p>600</text:p>
          </table:table-cell>
          <table:table-cell table:style-name="ce25" office:value-type="float" office:value="443">
            <text:p>443</text:p>
          </table:table-cell>
          <table:table-cell table:style-name="ce6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Austral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60">
            <text:p>560</text:p>
          </table:table-cell>
          <table:table-cell table:style-name="ce25" office:value-type="float" office:value="413">
            <text:p>413</text:p>
          </table:table-cell>
          <table:table-cell table:style-name="ce6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Niger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60">
            <text:p>360</text:p>
          </table:table-cell>
          <table:table-cell table:style-name="ce25" office:value-type="float" office:value="264">
            <text:p>264</text:p>
          </table:table-cell>
          <table:table-cell table:style-name="ce6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South Afric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20">
            <text:p>620</text:p>
          </table:table-cell>
          <table:table-cell table:style-name="ce25" office:value-type="float" office:value="458">
            <text:p>458</text:p>
          </table:table-cell>
          <table:table-cell table:style-name="ce6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Egypt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Canad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20">
            <text:p>220</text:p>
          </table:table-cell>
          <table:table-cell table:style-name="ce25" office:value-type="float" office:value="158">
            <text:p>158</text:p>
          </table:table-cell>
          <table:table-cell table:style-name="ce6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6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1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1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1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20" table:default-cell-style-name="Default"/>
        <table:table-row table:style-name="ro1">
          <table:table-cell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69" table:default-cell-style-name="Default"/>
        <table:table-column table:style-name="co9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9" office:value-type="float" office:value="1">
            <text:p>1,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9" office:value-type="float" office:value="1">
            <text:p>1,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6" table:formula="of:=(([.D6]-([.D6]/100)*[.B6])*[.F10])-([.E10]*[.F6])" office:value-type="float" office:value="72">
            <text:p>72</text:p>
          </table:table-cell>
          <table:table-cell table:style-name="ce6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6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6" table:formula="of:=([.D13]+[.D14])/2" office:value-type="float" office:value="90">
            <text:p>90</text:p>
          </table:table-cell>
          <table:table-cell table:style-name="ce6" table:formula="of:=[.D15]*[.$E$6]" office:value-type="float" office:value="90">
            <text:p>9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# Shots to kill</text:p>
          </table:table-cell>
          <table:table-cell table:style-name="ce29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number:number-style style:name="N16116" number:language="en" number:country="US">
      <number:number number:decimal-places="1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16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20T16:17:03</dc:date>
    <dc:creator>Felix Ruzzoli</dc:creator>
    <meta:editing-duration>P7DT21H36M20S</meta:editing-duration>
    <meta:editing-cycles>46</meta:editing-cycles>
    <meta:generator>OpenOffice/4.1.1$Unix OpenOffice.org_project/411m6$Build-9775</meta:generator>
    <meta:document-statistic meta:table-count="12" meta:cell-count="2010" meta:object-count="0"/>
    <meta:user-defined meta:name=""/>
  </office:meta>
</office:document-meta>
</file>